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 ELIMINAR - Cypres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9T11:54:10.582000000</dc:date>
    <meta:editing-duration>PT3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7.3.7.2$Windows_X86_64 LibreOffice_project/e114eadc50a9ff8d8c8a0567d6da8f454beeb84f</meta:generator>
  </office:meta>
</office:document-meta>
</file>